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6c3b" officeooo:paragraph-rsid="001e6c3b"/>
    </style:style>
    <style:style style:name="P2" style:family="paragraph" style:parent-style-name="Text_20_body">
      <style:text-properties officeooo:rsid="001e6c3b" officeooo:paragraph-rsid="001e6c3b"/>
    </style:style>
    <style:style style:name="P3" style:family="paragraph" style:parent-style-name="Text_20_body">
      <style:text-properties officeooo:rsid="001f9e17" officeooo:paragraph-rsid="001f9e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est Document for using GitHub for Version Control</text:p>
      <text:p text:style-name="P2">I want to use version control while writing a large office document. As I think GitHub will consider a LibreOffice file as a binary file, I am curios how the controlling of the versions will work.</text:p>
      <text:p text:style-name="P3">I am adding a second paragraph now and I want to commit (=save) the changes to my repository (=project folder). I am aware that a commit is just a record of the changes. Not the whole document, like in Word history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1T13:28:11.199321302</meta:creation-date>
    <dc:date>2020-02-01T15:45:23.088278739</dc:date>
    <meta:editing-duration>PT2H17M1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85" meta:character-count="461" meta:non-whitespace-character-count="379"/>
  </office:meta>
</office:document-meta>
</file>